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Pastel_20_Bouquet"/>
    </style:style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2cm" fo:min-width="0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false" fo:min-height="2.346cm" fo:min-width="7.85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19cm" fo:min-width="4.5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492cm" fo:min-width="5.09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24cm" fo:min-width="5.2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82cm" svg:height="0.962cm" svg:x="11.747cm" svg:y="1.578cm">
          <draw:text-box>
            <text:p text:style-name="P1"><text:span text:style-name="T1">Project Monyeka</text:span></text:p>
          </draw:text-box>
        </draw:frame>
        <draw:custom-shape draw:name="Start-End" draw:style-name="gr2" draw:text-style-name="P4" xml:id="id1" draw:id="id1" draw:layer="layout" svg:width="3cm" svg:height="1cm" svg:x="13.192cm" svg:y="3.175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" draw:style-name="gr3" draw:text-style-name="P5" draw:layer="layout" svg:x1="14.692cm" svg:y1="4.175cm" svg:x2="14.696cm" svg:y2="4.914cm" draw:start-shape="id1" draw:start-glue-point="6" draw:end-shape="id2" draw:end-glue-point="4" svg:d="M14692 4175v370h4v369" svg:viewBox="0 0 5 740">
          <text:p/>
        </draw:connector>
        <draw:connector draw:name="Connector 1" draw:style-name="gr4" draw:text-style-name="P5" draw:layer="layout" svg:x1="14.696cm" svg:y1="6.914cm" svg:x2="18.443cm" svg:y2="7.461cm" draw:start-shape="id2" draw:start-glue-point="6" draw:end-shape="id3" draw:end-glue-point="5" svg:d="M14696 6914v274h3747v273" svg:viewBox="0 0 3748 548">
          <text:p/>
        </draw:connector>
        <draw:custom-shape draw:name="Decision" draw:style-name="gr5" draw:text-style-name="P4" xml:id="id2" draw:id="id2" draw:layer="layout" svg:width="3cm" svg:height="2cm" svg:x="13.196cm" svg:y="4.914cm">
          <text:p text:style-name="P3"><text:span text:style-name="T2">nya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" draw:style-name="gr6" draw:text-style-name="P4" xml:id="id3" draw:id="id3" draw:layer="layout" svg:width="3cm" svg:height="2cm" svg:x="16.943cm" svg:y="7.461cm">
          <text:p text:style-name="P3"><text:span text:style-name="T2">Programming</text:span></text:p>
          <text:p text:style-name="P3"><text:span text:style-name="T2">Langu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ata 1" draw:style-name="gr7" draw:text-style-name="P4" xml:id="id4" draw:id="id4" draw:layer="layout" svg:width="3cm" svg:height="2cm" svg:x="12.877cm" svg:y="7.461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" draw:style-name="gr8" draw:text-style-name="P5" draw:layer="layout" svg:x1="17.243cm" svg:y1="8.461cm" svg:x2="15.572cm" svg:y2="8.461cm" draw:start-shape="id3" draw:start-glue-point="6" draw:end-shape="id4" draw:end-glue-point="9" svg:d="M17243 8461h-1671" svg:viewBox="0 0 1672 1">
          <text:p/>
        </draw:connector>
        <draw:custom-shape draw:name="Process" draw:style-name="gr9" draw:text-style-name="P4" xml:id="id5" draw:id="id5" draw:layer="layout" svg:width="8.358cm" svg:height="2.596cm" svg:x="12.951cm" svg:y="10.581cm">
          <text:p text:style-name="P3"><text:span text:style-name="T2">copy</text:span></text:p>
          <text:p text:style-name="P3"><text:span text:style-name="T2">~/.config/MonyekaTemplates/$(Language)/*</text:span></text:p>
          <text:p text:style-name="P3"><text:span text:style-name="T2">To</text:span></text:p>
          <text:p text:style-name="P3"><text:span text:style-name="T2">$(pwd)/$(ProjectName)/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0" draw:text-style-name="P5" draw:layer="layout" svg:x1="13.177cm" svg:y1="8.461cm" svg:x2="17.13cm" svg:y2="10.581cm" draw:start-shape="id4" draw:start-glue-point="6" draw:end-shape="id5" draw:end-glue-point="4" svg:d="M13177 8461h-565v1561h4518v559" svg:viewBox="0 0 4519 2121">
          <text:p/>
        </draw:connector>
        <draw:custom-shape draw:name="Decision 1" draw:style-name="gr11" draw:text-style-name="P4" xml:id="id6" draw:id="id6" draw:layer="layout" svg:width="3cm" svg:height="2cm" svg:x="9.282cm" svg:y="4.918cm">
          <text:p text:style-name="P3"><text:span text:style-name="T2">nye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ata 2" draw:style-name="gr12" draw:text-style-name="P4" xml:id="id7" draw:id="id7" draw:layer="layout" svg:width="3cm" svg:height="2cm" svg:x="7.382cm" svg:y="7.544cm">
          <text:p text:style-name="P3"><text:span text:style-name="T2">Project N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4" draw:style-name="gr13" draw:text-style-name="P5" draw:layer="layout" svg:x1="10.782cm" svg:y1="6.918cm" svg:x2="10.077cm" svg:y2="8.544cm" draw:start-shape="id6" draw:start-glue-point="6" draw:end-shape="id7" draw:end-glue-point="9" svg:d="M10782 6918v1626h-705" svg:viewBox="0 0 706 1627">
          <text:p/>
        </draw:connector>
        <draw:connector draw:name="Connector 5" draw:style-name="gr14" draw:text-style-name="P5" draw:layer="layout" svg:x1="14.692cm" svg:y1="4.175cm" svg:x2="10.782cm" svg:y2="4.918cm" draw:start-shape="id1" draw:start-glue-point="6" draw:end-shape="id6" draw:end-glue-point="4" svg:d="M14692 4175v372h-3910v371" svg:viewBox="0 0 3911 744">
          <text:p/>
        </draw:connector>
        <draw:custom-shape draw:name="Process 1" draw:style-name="gr15" draw:text-style-name="P4" xml:id="id8" draw:id="id8" draw:layer="layout" svg:width="5.056cm" svg:height="1.569cm" svg:x="7.007cm" svg:y="10.569cm">
          <text:p text:style-name="P3"><text:span text:style-name="T2">Delete</text:span><text:span text:style-name="T2"><text:line-break/></text:span><text:span text:style-name="T2">$(pwd)/Project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6" draw:style-name="gr16" draw:text-style-name="P5" draw:layer="layout" svg:x1="7.682cm" svg:y1="8.544cm" svg:x2="7.007cm" svg:y2="11.354cm" draw:start-shape="id7" draw:start-glue-point="6" draw:end-shape="id8" draw:end-glue-point="5" svg:d="M7682 8544h-940v2810h265" svg:viewBox="0 0 941 2811">
          <text:p/>
        </draw:connector>
        <draw:custom-shape draw:name="Subprocess" draw:style-name="gr17" draw:text-style-name="P4" xml:id="id9" draw:id="id9" draw:layer="layout" svg:width="7.314cm" svg:height="2.741cm" svg:x="15.28cm" svg:y="13.9cm">
          <text:p text:style-name="P3"><text:span text:style-name="T2">Change Directory</text:span></text:p>
          <text:p text:style-name="P3"><text:span text:style-name="T2">$(pwd)/$(ProjectName)</text:span></text:p>
          <text:p text:style-name="P3"><text:span text:style-name="T2">Initialize as git</text:span></text:p>
          <text:p text:style-name="P3"><text:span text:style-name="T2">Make development branch</text:span></text:p>
          <text:p text:style-name="P3"><text:span text:style-name="T2">Make release branc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7" draw:style-name="gr18" draw:text-style-name="P5" draw:layer="layout" svg:x1="12.951cm" svg:y1="11.879cm" svg:x2="15.28cm" svg:y2="15.27cm" draw:start-shape="id5" draw:start-glue-point="5" draw:end-shape="id9" svg:d="M12951 11879h-265v3391h2594" svg:viewBox="0 0 2595 3392">
          <text:p/>
        </draw:connector>
        <draw:custom-shape draw:name="Decision 2" draw:style-name="gr19" draw:text-style-name="P4" xml:id="id10" draw:id="id10" draw:layer="layout" svg:width="3cm" svg:height="2cm" svg:x="17.47cm" svg:y="4.864cm">
          <text:p text:style-name="P3"><text:span text:style-name="T2">lis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8" draw:style-name="gr20" draw:text-style-name="P5" draw:layer="layout" svg:x1="14.692cm" svg:y1="4.175cm" svg:x2="18.97cm" svg:y2="4.864cm" draw:start-shape="id1" draw:start-glue-point="6" draw:end-shape="id10" draw:end-glue-point="4" svg:d="M14692 4175v345h4278v344" svg:viewBox="0 0 4279 690">
          <text:p/>
        </draw:connector>
        <draw:custom-shape draw:name="Process 2" draw:style-name="gr21" draw:text-style-name="P4" xml:id="id11" draw:id="id11" draw:layer="layout" svg:width="5.775cm" svg:height="1.874cm" svg:x="20.802cm" svg:y="7.482cm">
          <text:p text:style-name="P3"><text:span text:style-name="T2">List of files on </text:span></text:p>
          <text:p text:style-name="P3"><text:span text:style-name="T2">~/.config/MonyekaTempl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9" draw:style-name="gr22" draw:text-style-name="P5" draw:layer="layout" svg:x1="20.47cm" svg:y1="5.864cm" svg:x2="23.69cm" svg:y2="7.482cm" draw:start-shape="id10" draw:start-glue-point="7" draw:end-shape="id11" draw:end-glue-point="4" svg:d="M20470 5864h3220v1618" svg:viewBox="0 0 3221 161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21:51:50.510269668</meta:creation-date>
    <dc:date>2025-09-01T18:44:24.627137668</dc:date>
    <meta:editing-duration>PT43M16S</meta:editing-duration>
    <meta:editing-cycles>4</meta:editing-cycles>
    <meta:generator>LibreOffice/25.8.1.1$Linux_X86_64 LibreOffice_project/580$Build-1</meta:generator>
    <meta:document-statistic meta:object-count="22"/>
  </office:meta>
</office:document-meta>
</file>